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3.58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0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3.58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1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3.58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2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1a1a1a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4.034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text-properties fo:font-family="'DejaVu Sans'" style:font-family-generic="swiss" style:font-pitch="variable"/>
    </style:style>
    <style:style style:name="P4" style:family="paragraph">
      <style:text-properties fo:font-size="20pt"/>
    </style:style>
    <style:style style:name="T1" style:family="text">
      <style:text-properties fo:font-family="'Courier New'" style:font-family-generic="modern" style:font-pitch="fixed" fo:font-size="22pt" style:font-size-asian="22pt" style:font-size-complex="22pt"/>
    </style:style>
    <style:style style:name="T2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g>
          <draw:g>
            <draw:custom-shape draw:style-name="gr1" draw:text-style-name="P1" draw:layer="layout" svg:width="7cm" svg:height="2.5cm" svg:x="12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cm" svg:height="2.5cm" svg:x="10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.5cm" svg:height="2.5cm" svg:x="7.5cm" svg:y="10.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3.1cm" svg:height="2.545cm" svg:x="14.4cm" svg:y="11.138cm">
              <draw:text-box>
                <text:p text:style-name="P2"><text:span text:style-name="T1">Voice</text:span></text:p>
              </draw:text-box>
            </draw:frame>
            <draw:frame draw:style-name="gr5" draw:text-style-name="P2" draw:layer="layout" svg:width="3cm" svg:height="1.362cm" svg:x="9.9cm" svg:y="11.138cm">
              <draw:text-box>
                <text:p text:style-name="P2"><text:span text:style-name="T2">Header</text:span></text:p>
              </draw:text-box>
            </draw:frame>
            <draw:frame draw:style-name="gr6" draw:text-style-name="P2" draw:layer="layout" svg:width="2.9cm" svg:height="1.5cm" svg:x="7.4cm" svg:y="11.1cm">
              <draw:text-box>
                <text:p text:style-name="P2"><text:span text:style-name="T2">Tunnel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3d:scene draw:style-name="gr8" svg:width="26.778cm" svg:height="2.5cm" svg:x="0.722cm" svg:y="10.5cm" dr3d:transform="matrix (1 0 0 0 0.939692620785931 0.342020143325607 0 -0.342020143325607 0.939692620785931 -14.112cm 11.7312429233224cm 2.12337666795066cm)" dr3d:vrp="(0 0 80535.7142857143)" dr3d:vpn="(0 0 76505.7142857143)" dr3d:projection="perspective" dr3d:distance="4.03cm" dr3d:focal-length="10cm" dr3d:shadow-slant="0" dr3d:shade-mode="gouraud" dr3d:ambient-color="#666666" dr3d:lighting-mode="false">
          <dr3d:light dr3d:diffuse-color="#cccccc" dr3d:direction="(-0.840983155863773 -0.304625097741723 0.447158675840305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9" draw:layer="layout" svg:viewBox="11880 -13000 15620 2500" svg:d="m11880-13000v2500h15620v-2500z"/>
          <dr3d:extrude draw:style-name="gr10" draw:layer="layout" svg:viewBox="6302 -13000 5578 2500" svg:d="m6302-13000v2500h5578v-2500z"/>
          <dr3d:extrude draw:style-name="gr11" draw:layer="layout" svg:viewBox="724 -13000 5578 2500" svg:d="m724-13000v2500h5578v-2500z"/>
          <dr3d:extrude draw:style-name="gr12" draw:layer="layout" svg:viewBox="17370 -12171 801 1007" svg:d="m18035-11164h136l-337-1007h-128l-336 1007h136l203-639 19-61 8-30 7-29 27-110 5 26 6 27 7 28 8 29 37 125z"/>
          <dr3d:extrude draw:style-name="gr12" draw:layer="layout" svg:viewBox="18249 -12185 659 784" svg:d="m18908-11792v-23l-1-23-2-22-3-21-3-20-4-20-5-19-6-19-6-18-7-17-7-17-8-16-8-15-10-14-9-14-11-13-11-12-12-12-12-10-12-10-14-9-14-8-14-8-15-7-16-6-16-5-16-5-17-3-18-3-18-2-18-2h-19-17l-18 2-17 2-16 3-16 3-16 5-16 5-15 6-15 7-14 8-14 8-13 9-12 10-12 11-12 11-11 12-11 13-10 13-9 15-9 15-8 16-8 17-7 17-7 18-6 19-4 19-5 20-3 20-3 21-1 22-2 23v23 23l1 23 2 22 3 21 3 20 4 20 5 19 5 19 6 18 7 17 7 16 8 16 8 15 10 14 9 13 11 13 11 12 12 11 12 11 13 10 13 9 14 9 14 7 15 7 16 6 16 5 16 5 17 3 18 3 18 2 18 2h19 18l17-2 17-2 17-3 16-3 15-5 16-5 15-6 15-7 14-7 14-9 13-9 13-9 12-11 12-12 11-12 11-13 10-14 9-14 9-15 8-15 8-16 7-17 6-18 6-18 5-19 4-20 4-21 2-21 2-22 2-23zm-530-23 1-35 2-33 4-30 5-28 7-26 8-24 10-21 5-10 6-9 6-9 7-8 7-8 7-7 8-7 8-6 9-5 10-5 9-4 11-4 10-3 12-2 11-2 12-2 26-1 26 1 12 2 11 2 11 2 11 3 10 4 10 4 9 5 9 5 8 6 8 7 8 7 6 8 7 8 6 9 6 9 5 10 9 21 8 24 7 26 5 28 4 30 2 33 1 35-1 35-2 32-4 31-5 28-7 26-8 23-9 22-5 10-6 9-6 9-7 8-7 7-8 7-8 6-8 6-9 5-9 5-10 4-11 4-10 3-11 3-12 1-12 2-26 1-26-1-12-2-11-1-11-3-11-3-10-4-10-4-9-5-9-5-8-6-8-6-8-7-6-7-7-8-6-9-6-9-5-10-9-22-8-23-7-26-5-28-4-31-2-32z"/>
          <dr3d:extrude draw:style-name="gr12" draw:layer="layout" svg:viewBox="19095 -12171 147 1039" svg:d="m19230-12171h-125v756h125zm-135 204v10l1 9 2 9 1 4 1 4 2 4 1 3 2 3 2 3 2 3 2 3 2 3 3 2 3 2 2 3 3 2 3 1 3 2 3 2 7 2 6 2 7 2 8 1h7 7 4l4-1h4l3-1 4-1 3-1 3-1 4-2 3-1 3-2 2-2 3-2 3-2 2-3 4-5 3-3 2-3 2-3 2-3 1-3 2-4 1-4 2-4 1-4 1-5v-4l1-5v-5-5-9l-1-9-2-9-1-4-1-3-2-4-1-3-2-4-2-3-2-3-3-3-2-2-3-3-6-5-6-4-6-3-6-3-7-2-7-2-7-1h-7-7l-8 1-7 2-6 2-7 3-6 3-6 4-5 5-3 3-2 2-2 3-2 3-2 3-2 3-1 4-2 3-1 4-1 4-2 8-1 9z"/>
          <dr3d:extrude draw:style-name="gr12" draw:layer="layout" svg:viewBox="19428 -12185 528 784" svg:d="m19759-12185h-17l-17 1-17 2-16 2-16 3-16 4-16 5-15 5-15 6-14 6-14 8-14 8-13 9-12 10-12 10-11 12-11 12-10 13-10 14-9 15-9 15-8 16-7 17-7 18-6 19-5 20-4 20-4 22-3 23-1 23-2 25v25 26l2 26 2 24 3 24 3 22 5 21 5 21 6 19 7 18 7 18 8 17 9 16 9 15 10 14 11 13 11 12 12 11 12 11 13 9 13 9 13 9 14 7 15 7 15 6 16 5 15 4 16 4 17 3 16 2 17 2 18 1h17l27-1 26-2 26-4 26-5 25-6 22-7 11-4 10-4 9-4 9-4-38-106-4 2-4 2-8 3-19 7-10 3-10 3-10 3-10 2-20 5-10 2-10 2-10 1-10 1-9 1h-9l-26-1-24-3-12-3-11-3-11-3-10-4-9-5-9-5-9-6-9-6-7-7-8-7-7-8-6-8-6-9-6-10-5-10-5-11-8-23-7-26-6-28-4-31-2-33-1-35 1-35 2-33 4-30 6-28 7-25 8-23 5-10 5-10 6-9 6-9 6-8 7-8 7-7 8-6 8-6 9-6 9-5 9-4 10-4 10-3 10-3 11-3 23-3 25-1 27 1 26 2 13 2 12 2 12 2 11 3 22 7 21 7 21 8 19 8v-111l-9-5-10-5-10-4-10-4-10-4-10-3-21-6-11-2-11-3-12-1-13-2-27-1z"/>
          <dr3d:extrude draw:style-name="gr12" draw:layer="layout" svg:viewBox="20081 -12185 606 784" svg:d="m20422-12185h-19l-18 2-18 2-18 2-17 4-17 4-16 5-16 6-15 7-15 7-14 8-14 9-13 10-12 11-12 11-12 12-11 13-10 13-10 14-9 15-9 15-8 16-7 17-6 18-6 18-5 19-4 20-4 20-3 21-1 22-2 22v23l1 46 2 22 3 21 3 21 4 20 4 19 6 19 6 18 7 17 7 17 8 16 8 15 8 15 10 14 10 13 10 12 11 12 12 11 12 10 13 9 13 9 14 8 14 7 14 6 15 6 15 4 16 4 16 3 17 2 17 2h17 17l16-2 16-1 15-3 15-3 15-5 14-4 14-6 14-7 12-7 13-8 12-8 11-9 11-9 10-10 10-11 9-11 9-12 8-13 8-13 6-14 7-14 6-15 5-15 5-16 4-16 3-16 3-18 2-17 2-18 1-18v-19-78h-477l2-32 3-30 5-28 6-26 8-23 4-11 5-10 6-10 5-9 6-9 7-8 7-8 7-7 7-6 8-6 9-6 9-5 9-5 9-4 10-3 11-3 21-5 24-3 25-1h17l17 1 16 1 15 1 15 2 15 2 14 3 14 3 14 3 13 4 14 5 13 4 13 5 14 6 26 12v-112l-27-12-13-5-14-5-13-5-14-4-13-4-14-3-14-3-14-2-15-2-15-2-15-1-16-1-17-1zm-48 680-19-1-18-2-9-2-8-3-8-2-8-4-8-3-7-4-7-5-7-4-7-6-6-5-6-6-6-7-11-14-9-16-9-17-7-19-7-20-5-22-3-23-3-25h339l-1 23-1 22-3 21-2 10-2 10-2 10-3 9-3 9-4 8-4 8-4 8-4 7-5 7-5 7-5 6-6 6-6 6-7 5-7 5-7 4-7 4-8 4-8 3-9 2-8 2-10 2-10 1-10 1z"/>
          <dr3d:extrude draw:style-name="gr12" draw:layer="layout" svg:viewBox="6865 -12171 715 1007" svg:d="m7580-12171h-128v470h-459v-470h-128v1007h128v-424h459v424h128z"/>
          <dr3d:extrude draw:style-name="gr12" draw:layer="layout" svg:viewBox="7795 -12185 606 784" svg:d="m8136-12185h-19l-18 2-18 2-18 2-17 4-17 4-16 5-16 6-15 7-15 7-14 8-14 9-13 10-12 11-12 11-12 12-11 13-10 13-10 14-9 15-9 15-8 16-7 17-6 18-6 18-5 19-4 20-4 20-3 21-1 22-2 22v23l1 46 2 22 3 21 3 21 4 20 4 19 6 19 6 18 7 17 7 17 8 16 8 15 8 15 10 14 10 13 10 12 11 12 12 11 12 10 13 9 13 9 14 8 14 7 14 6 15 6 15 4 16 4 16 3 17 2 17 2h17 17l16-2 16-1 15-3 15-3 15-5 14-4 14-6 14-7 12-7 13-8 12-8 11-9 11-9 10-10 10-11 9-11 9-12 8-13 8-13 6-14 7-14 6-15 5-15 5-16 4-16 3-16 3-18 2-17 2-18 1-18v-19-78h-477l2-32 3-30 5-28 6-26 8-23 4-11 5-10 6-10 5-9 6-9 7-8 7-8 7-7 7-6 8-6 9-6 9-5 9-5 9-4 10-3 11-3 21-5 24-3 25-1h17l17 1 16 1 15 1 15 2 15 2 14 3 14 3 14 3 13 4 14 5 13 4 13 5 14 6 26 12v-112l-27-12-13-5-14-5-13-5-14-4-13-4-14-3-14-3-14-2-15-2-15-2-15-1-16-1-17-1zm-48 680-19-1-18-2-9-2-8-3-8-2-8-4-8-3-7-4-7-5-7-4-7-6-6-5-6-6-6-7-11-14-9-16-9-17-7-19-7-20-5-22-3-23-3-25h339l-1 23-1 22-3 21-2 10-2 10-2 10-3 9-3 9-4 8-4 8-4 8-4 7-5 7-5 7-5 6-6 6-6 6-7 5-7 5-7 4-7 4-8 4-8 3-9 2-8 2-10 2-10 1-10 1z"/>
          <dr3d:extrude draw:style-name="gr12" draw:layer="layout" svg:viewBox="8537 -12185 572 784" svg:d="m9018-12171-25 104h-6l-11-15-11-13-12-13-11-12-6-5-6-6-6-5-6-4-6-5-7-4-13-8-14-7-7-3-7-2-8-3-8-2-8-2-8-2-8-2-9-1-18-2-20-2h-21-12l-11 1-12 1-11 2-11 2-10 2-11 3-10 3-10 4-9 4-9 4-9 5-8 5-8 6-8 6-8 7-7 7-7 8-6 8-6 9-6 9-5 10-5 10-4 10-4 11-3 11-3 12-2 13-2 13-1 13-1 14v14l1 28 2 13 2 13 3 13 3 12 4 11 5 11 5 11 6 11 6 10 7 9 8 9 8 9 9 8 10 8 10 7 11 7 12 7 12 6 26 10 30 9 31 7 35 4 36 3 40 1h126v49l-1 23v11l-1 10-2 9-1 9-3 9-2 8-2 8-3 7-3 7-4 7-4 6-4 6-4 6-5 5-5 5-5 4-5 4-6 4-6 3-6 3-6 3-7 2-7 2-7 2-8 1-8 1-8 1-8 1h-18-14l-14-1-14-1-13-2-14-3-13-3-12-3-13-4-24-9-24-9-23-11-23-11-44 95 26 13 27 12 29 12 31 10 16 5 16 3 16 4 17 2 16 2 17 2 17 1h17l34-1 31-3 15-2 14-2 14-3 13-3 13-4 12-4 11-5 11-5 10-6 10-6 9-7 9-8 8-8 8-8 7-9 6-10 6-10 6-10 5-11 4-12 4-12 3-13 3-14 3-14 2-14 1-16 1-15v-17-518zm-321 87h10l11 1 10 1 10 1 9 2 10 3 9 2 9 3 9 4 8 3 9 5 8 4 7 6 8 5 6 6 7 6 6 7 6 7 6 7 5 8 5 9 5 9 4 9 4 10 4 10 3 11 2 11 2 11 2 12 1 12 1 13v13 67h-99l-30-1-27-2-13-1-12-2-11-2-11-3-10-3-10-3-9-3-9-4-8-4-7-5-7-4-7-5-6-5-6-5-5-6-5-6-4-6-4-6-3-7-3-7-2-7-3-8-2-7-1-8-1-8-1-9-1-8v-9l1-15 1-15 3-13 3-12 2-6 3-6 3-5 3-5 3-4 3-5 4-4 4-4 9-7 9-6 10-5 11-5 11-3 12-2 13-2z"/>
          <dr3d:extrude draw:style-name="gr12" draw:layer="layout" svg:viewBox="9299 -12185 629 1086" svg:d="m9808-12070h-6l-8-12-8-11-9-10-10-11-11-10-11-10-6-5-6-4-6-4-7-4-7-4-7-4-7-3-7-3-7-3-8-3-8-3-8-2-8-2-9-2-9-1-9-2-10-1h-10l-20-1h-16l-15 2-16 1-14 3-15 4-14 4-14 5-13 6-13 6-12 8-13 8-11 9-11 9-11 11-10 11-10 12-9 13-9 13-8 14-7 15-8 16-6 16-6 17-5 18-5 19-4 19-4 20-3 21-2 22-2 22-1 47 1 47 2 22 2 22 3 21 4 20 4 19 5 19 5 18 6 17 6 17 8 15 7 15 8 15 9 13 9 13 10 12 10 11 11 11 11 9 11 9 13 9 12 7 13 7 13 6 14 5 14 4 15 4 14 3 16 1 15 2h16l20-1h9l10-1 9-2 9-1 9-2 8-2 16-5 15-6 8-3 7-3 6-3 7-4 7-4 6-4 13-8 11-9 11-10 5-5 5-5 9-11 8-10 8-11h9l-1 11-1 11-2 22-3 37-1 17-1 7v6 301h126v-1072h-101zm-217 90h13l12 1 12 1 12 2 11 2 10 3 10 3 9 4 9 4 8 5 8 5 7 6 7 6 7 7 6 7 6 8 5 8 6 9 4 9 5 10 3 11 4 11 3 11 3 12 3 12 2 13 2 13 2 14 2 30 1 31v29l-1 34-1 31-3 30-4 28-2 13-3 13-4 12-3 12-5 11-4 11-5 10-5 9-6 9-6 8-7 8-7 7-8 7-8 6-9 6-9 5-10 5-10 3-11 4-11 2-12 2-12 2-13 1h-14-11l-11-1-11-2-10-2-10-2-10-4-9-3-9-5-8-5-8-5-8-6-7-7-7-8-6-7-6-9-6-9-10-20-9-22-8-24-6-26-5-28-3-30-2-32-1-34 1-35 2-32 3-31 5-27 6-26 8-23 9-21 5-10 5-9 6-9 6-8 6-7 7-7 7-6 8-6 8-5 8-5 9-4 9-4 10-3 10-3 10-1 11-2 11-1z"/>
          <dr3d:extrude draw:style-name="gr12" draw:layer="layout" svg:viewBox="10126 -12185 606 784" svg:d="m10467-12185h-19l-18 2-18 2-18 2-17 4-17 4-16 5-16 6-15 7-15 7-14 8-14 9-13 10-12 11-12 11-12 12-11 13-10 13-10 14-9 15-9 15-8 16-7 17-6 18-6 18-5 19-4 20-4 20-3 21-1 22-2 22v23l1 46 2 22 3 21 3 21 4 20 4 19 6 19 6 18 7 17 7 17 8 16 8 15 8 15 10 14 10 13 10 12 11 12 12 11 12 10 13 9 13 9 14 8 14 7 14 6 15 6 15 4 16 4 16 3 17 2 17 2h17 17l16-2 16-1 15-3 15-3 15-5 14-4 14-6 14-7 12-7 13-8 12-8 11-9 11-9 10-10 10-11 9-11 9-12 8-13 8-13 6-14 7-14 6-15 5-15 5-16 4-16 3-16 3-18 2-17 2-18 1-18v-19-78h-477l2-32 3-30 5-28 6-26 8-23 4-11 5-10 6-10 5-9 6-9 7-8 7-8 7-7 7-6 8-6 9-6 9-5 9-5 9-4 10-3 11-3 21-5 24-3 25-1h17l17 1 16 1 15 1 15 2 15 2 14 3 14 3 14 3 13 4 14 5 13 4 13 5 14 6 26 12v-112l-27-12-13-5-14-5-13-5-14-4-13-4-14-3-14-3-14-2-15-2-15-2-15-1-16-1-17-1zm-48 680-19-1-18-2-9-2-8-3-8-2-8-4-8-3-7-4-7-5-7-4-7-6-6-5-6-6-6-7-11-14-9-16-9-17-7-19-7-20-5-22-3-23-3-25h339l-1 23-1 22-3 21-2 10-2 10-2 10-3 9-3 9-4 8-4 8-4 8-4 7-5 7-5 7-5 6-6 6-6 6-7 5-7 5-7 4-7 4-8 4-8 3-9 2-8 2-10 2-10 1-10 1z"/>
          <dr3d:extrude draw:style-name="gr12" draw:layer="layout" svg:viewBox="10923 -12171 415 768" svg:d="m11250-11403h45 12l11-1 11-2 9-2-17-116-10 2-10 2-10 1-10 1-20 2-9 1h-4-5-11l-10-1-10-2-10-2-10-2-10-3-9-4-9-4-9-5-8-5-8-5-8-6-8-7-7-7-7-7-7-8-6-8-6-9-5-9-6-10-4-10-5-11-4-11-4-11-3-12-3-12-3-12-2-12-1-13-1-13-1-27v-408h-125v756h102l15-138h6l8 14 9 14 9 14 10 14 10 13 11 12 11 12 12 11 6 5 7 5 6 4 7 5 7 4 7 3 8 4 7 3 8 3 8 3 8 2 8 2 9 1 9 1 9 1z"/>
          <dr3d:extrude draw:style-name="gr12" draw:layer="layout" svg:viewBox="1264 -12133 704 1007" svg:d="m1681-12133h-129v894h-288v113h704v-113h-287z"/>
          <dr3d:extrude draw:style-name="gr12" draw:layer="layout" svg:viewBox="2095 -12147 598 770" svg:d="m2592-12133-19 101h-7l-4-7-5-7-5-7-5-7-5-6-5-6-6-6-6-5-6-5-6-6-6-5-7-4-6-5-7-4-7-3-7-4-7-4-7-3-8-3-7-3-8-2-7-2-8-2-8-2-8-2-8-1-16-2-16-2h-16-16l-15 1-14 1-14 2-14 2-13 3-13 3-12 4-11 4-11 5-11 5-10 6-10 6-9 7-9 8-8 8-8 9-7 9-7 10-6 11-6 11-5 12-5 12-4 13-4 13-3 14-3 15-2 15-2 16-1 16-1 35v494h125v-487l1-22 1-20 3-19 5-17 5-16 6-15 4-7 4-6 4-6 4-6 5-5 5-6 5-4 6-5 6-4 6-3 6-4 7-3 8-2 7-3 16-3 17-2 19-1h14l13 1 12 2 12 1 12 3 11 3 10 4 10 4 9 5 9 5 9 6 7 6 8 7 6 7 7 8 6 9 6 9 5 10 5 9 4 11 4 10 3 12 3 12 3 12 4 26 3 29 2 30 1 32v393h125v-756z"/>
          <dr3d:extrude draw:style-name="gr12" draw:layer="layout" svg:viewBox="2933 -12133 598 770" svg:d="m3406-12133v487l-1 22-1 20-3 19-4 17-6 16-6 15-4 7-4 6-4 6-4 6-5 5-5 6-5 4-6 5-6 4-6 3-6 4-7 3-8 2-7 3-16 3-17 2-19 1h-14l-13-1-12-2-12-2-12-2-11-3-10-4-10-4-9-5-9-5-9-6-7-6-8-7-6-8-7-8-6-8-6-9-5-9-5-10-4-11-4-11-3-11-3-12-3-13-4-26-3-29-2-30-1-32v-392h-125v756h102l18-102h7l4 7 5 7 5 7 5 7 5 6 5 6 6 6 6 6 6 5 6 5 6 5 7 4 13 9 14 8 7 4 7 3 8 3 7 3 7 2 8 2 8 2 8 2 8 2 8 1 16 2 16 2h16l31-1 28-3 27-5 25-8 11-4 12-5 10-5 10-6 10-7 9-7 9-7 8-8 8-9 7-9 7-9 6-11 6-11 5-11 5-13 4-13 7-27 5-30 3-32 1-35v-494z"/>
          <dr3d:extrude draw:style-name="gr12" draw:layer="layout" svg:viewBox="3764 -12133 598 770" svg:d="m4237-12133v487l-1 22-1 20-3 19-4 17-6 16-6 15-4 7-4 6-4 6-4 6-5 5-5 6-5 4-6 5-6 4-6 3-6 4-7 3-8 2-7 3-16 3-17 2-19 1h-14l-13-1-12-2-12-2-12-2-11-3-10-4-10-4-9-5-9-5-9-6-7-6-8-7-6-8-7-8-6-8-6-9-5-9-5-10-4-11-4-11-3-11-3-12-3-13-4-26-3-29-2-30-1-32v-392h-125v756h102l18-102h7l4 7 5 7 5 7 5 7 5 6 5 6 6 6 6 6 6 5 6 5 6 5 7 4 13 9 14 8 7 4 7 3 8 3 7 3 7 2 8 2 8 2 8 2 8 2 8 1 16 2 16 2h16l31-1 28-3 27-5 25-8 11-4 12-5 10-5 10-6 10-7 9-7 9-7 8-8 8-9 7-9 7-9 6-11 6-11 5-11 5-13 4-13 7-27 5-30 3-32 1-35v-494z"/>
          <dr3d:extrude draw:style-name="gr12" draw:layer="layout" svg:viewBox="4553 -12147 606 784" svg:d="m4894-12147h-19l-18 2-18 2-18 2-17 4-17 4-16 5-16 6-15 7-15 7-14 8-14 9-13 10-12 11-12 11-12 12-11 13-10 13-10 14-9 15-9 15-8 16-7 17-6 18-6 18-5 19-4 20-4 20-3 21-1 22-2 22v23l1 46 2 22 3 21 3 21 4 20 4 19 6 19 6 18 7 17 7 17 8 16 8 15 8 15 10 14 10 13 10 12 11 12 12 11 12 10 13 9 13 9 14 8 14 7 14 6 15 6 15 4 16 4 16 3 17 2 17 2h17 17l16-2 16-1 15-3 15-3 15-5 14-4 14-6 14-7 12-7 13-8 12-8 11-9 11-9 10-10 10-11 9-11 9-12 8-13 8-13 6-14 7-14 6-15 5-15 5-16 4-16 3-16 3-18 2-17 2-18 1-18v-19-78h-477l2-32 3-30 5-28 6-26 8-23 4-11 5-10 6-10 5-9 6-9 7-8 7-8 7-7 7-6 8-6 9-6 9-5 9-5 9-4 10-3 11-3 21-5 24-3 25-1h17l17 1 16 1 15 1 15 2 15 2 14 3 14 3 14 3 13 4 14 5 13 4 13 5 14 6 26 12v-112l-27-12-13-5-14-5-13-5-14-4-13-4-14-3-14-3-14-2-15-2-15-2-15-1-16-1-17-1zm-48 680-19-1-18-2-9-2-8-3-8-2-8-4-8-3-7-4-7-5-7-4-7-6-6-5-6-6-6-7-11-14-9-16-9-17-7-19-7-20-5-22-3-23-3-25h339l-1 23-1 22-3 21-2 10-2 10-2 10-3 9-3 9-4 8-4 8-4 8-4 7-5 7-5 7-5 6-6 6-6 6-7 5-7 5-7 4-7 4-8 4-8 3-9 2-8 2-10 2-10 1-10 1z"/>
          <dr3d:extrude draw:style-name="gr12" draw:layer="layout" svg:viewBox="5350 -12133 125 1072" svg:d="m5475-12133h-125v1072h125z"/>
        </dr3d:scen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enjamim Góis</meta:initial-creator>
    <meta:creation-date>2009-10-31T16:24:50</meta:creation-date>
    <meta:editing-duration>PT00H18M38S</meta:editing-duration>
    <meta:editing-cycles>2</meta:editing-cycles>
    <dc:date>2009-10-31T16:59:48</dc:date>
    <dc:creator>Benjamim Góis</dc:creator>
    <meta:document-statistic meta:object-count="54"/>
    <meta:generator>OpenOffice.org/3.1$Unix OpenOffice.org_project/310m19$Build-9420</meta:generator>
  </office:meta>
</office:document-meta>
</file>